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ee6ef" draw:textarea-horizontal-align="justify" draw:textarea-vertical-align="middle" draw:auto-grow-height="false" fo:min-height="3.55cm" fo:min-width="2.5cm"/>
    </style:style>
    <style:style style:name="gr2" style:family="graphic" style:parent-style-name="standard">
      <style:graphic-properties svg:stroke-color="#000000" draw:fill-color="#b4c7dc" draw:textarea-horizontal-align="justify" draw:textarea-vertical-align="middle" draw:auto-grow-height="false" fo:min-height="0.75cm" fo:min-width="2.1cm"/>
    </style:style>
    <style:style style:name="gr3" style:family="graphic" style:parent-style-name="objectwithoutfill">
      <style:graphic-properties svg:stroke-color="#127622" draw:marker-end="Arrow" draw:fill="none" draw:textarea-vertical-align="middle"/>
    </style:style>
    <style:style style:name="gr4" style:family="graphic" style:parent-style-name="standard">
      <style:graphic-properties svg:stroke-color="#000000" draw:fill-color="#ffd7d7" draw:textarea-horizontal-align="justify" draw:textarea-vertical-align="middle" draw:auto-grow-height="false" fo:min-height="0.75cm" fo:min-width="2.5cm"/>
    </style:style>
    <style:style style:name="gr5" style:family="graphic" style:parent-style-name="objectwithoutfill">
      <style:graphic-properties draw:stroke="dash" draw:stroke-dash="Ultrafine_20_Dashed" draw:marker-end="Diamond" draw:fill="none" draw:textarea-vertical-align="middle"/>
    </style:style>
    <style:style style:name="gr6" style:family="graphic" style:parent-style-name="standard">
      <style:graphic-properties svg:stroke-color="#000000" draw:fill-color="#dddddd" draw:textarea-horizontal-align="justify" draw:textarea-vertical-align="middle" draw:auto-grow-height="false" fo:min-height="0.75cm" fo:min-width="2.1cm"/>
    </style:style>
    <style:style style:name="gr7" style:family="graphic" style:parent-style-name="objectwithoutfill">
      <style:graphic-properties svg:stroke-color="#f10d0c" draw:marker-end="Arrow" draw:fill="none" draw:textarea-vertical-align="middle"/>
    </style:style>
    <style:style style:name="gr8" style:family="graphic" style:parent-style-name="standard">
      <style:graphic-properties svg:stroke-color="#000000" draw:fill-color="#dddddd" draw:textarea-horizontal-align="justify" draw:textarea-vertical-align="middle" draw:auto-grow-height="false" fo:min-height="0.437cm" fo:min-width="0.701cm"/>
    </style:style>
    <style:style style:name="gr9" style:family="graphic" style:parent-style-name="standard">
      <style:graphic-properties svg:stroke-color="#000000" draw:fill-color="#e8f2a1" draw:textarea-horizontal-align="justify" draw:textarea-vertical-align="middle" draw:auto-grow-height="false" fo:min-height="1.65cm" fo:min-width="2.5cm"/>
    </style:style>
    <style:style style:name="gr10" style:family="graphic" style:parent-style-name="standard">
      <style:graphic-properties svg:stroke-color="#000000" draw:fill-color="#dddddd" draw:textarea-horizontal-align="justify" draw:textarea-vertical-align="middle" draw:auto-grow-height="false" fo:min-height="0.75cm" fo:min-width="2.5cm"/>
    </style:style>
    <style:style style:name="gr11" style:family="graphic" style:parent-style-name="objectwithoutfill">
      <style:graphic-properties draw:stroke="dash" draw:stroke-dash="Ultrafine_20_Dashed" draw:marker-start="Diamond" draw:marker-end="" draw:fill="none" draw:textarea-vertical-align="middle"/>
    </style:style>
    <style:style style:name="gr12" style:family="graphic" style:parent-style-name="objectwithoutfill">
      <style:graphic-properties svg:stroke-color="#f10d0c" draw:marker-start="Arrow" draw:marker-end="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-color="#dee6e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b4c7dc"/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d7d7"/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-color="#dddddd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-color="#dddddd"/>
      <style:paragraph-properties fo:text-align="center"/>
    </style:style>
    <style:style style:name="P8" style:family="paragraph">
      <loext:graphic-properties draw:fill-color="#e8f2a1"/>
      <style:paragraph-properties fo:text-align="center"/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measurelines" svg:width="3cm" svg:height="3.8cm" svg:x="5.5cm" svg:y="3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6cm" svg:height="1cm" svg:x="5.7cm" svg:y="3.4cm">
          <text:p text:style-name="P2"><text:span text:style-name="T1">Process A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2cm" svg:y1="6.8cm" svg:x2="12.3cm" svg:y2="5.2cm">
          <text:p/>
        </draw:line>
        <draw:custom-shape draw:style-name="gr2" draw:text-style-name="P3" draw:layer="layout" svg:width="2.6cm" svg:height="1cm" svg:x="5.7cm" svg:y="4.6cm">
          <text:p text:style-name="P2"><text:span text:style-name="T1">Process B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6cm" svg:height="1cm" svg:x="5.7cm" svg:y="5.8cm">
          <text:p text:style-name="P2"><text:span text:style-name="T1">Process C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cm" svg:height="1cm" svg:x="9.2cm" svg:y="2.5cm">
          <text:p text:style-name="P2"><text:span text:style-name="T1">ProcessNode A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cm" svg:height="1cm" svg:x="11.7cm" svg:y="4.2cm">
          <text:p text:style-name="P2"><text:span text:style-name="T1">ProcessNode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3cm" svg:height="1cm" svg:x="10.3cm" svg:y="6.8cm">
          <text:p text:style-name="P2"><text:span text:style-name="T1">ProcessNode C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1.2cm" svg:y1="6.8cm" svg:x2="10.4cm" svg:y2="3.5cm">
          <text:p/>
        </draw:line>
        <draw:line draw:style-name="gr5" draw:text-style-name="P4" draw:layer="layout" svg:x1="8.3cm" svg:y1="4cm" svg:x2="9.2cm" svg:y2="3.2cm">
          <text:p/>
        </draw:line>
        <draw:line draw:style-name="gr5" draw:text-style-name="P4" draw:layer="layout" svg:x1="8.3cm" svg:y1="5.1cm" svg:x2="11.7cm" svg:y2="4.7cm">
          <text:p/>
        </draw:line>
        <draw:line draw:style-name="gr5" draw:text-style-name="P4" draw:layer="layout" svg:x1="8.3cm" svg:y1="6.3cm" svg:x2="10.2cm" svg:y2="7.2cm">
          <text:p/>
        </draw:line>
        <draw:custom-shape draw:style-name="gr6" draw:text-style-name="P6" draw:layer="layout" svg:width="2.6cm" svg:height="1cm" svg:x="1.5cm" svg:y="5.7cm">
          <text:p text:style-name="P2"><text:span text:style-name="T1">Model</text:span>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5.7cm" svg:y1="3.9cm" svg:x2="4.2cm" svg:y2="5.6cm">
          <text:p/>
        </draw:line>
        <draw:line draw:style-name="gr7" draw:text-style-name="P4" draw:layer="layout" svg:x1="5.7cm" svg:y1="5.1cm" svg:x2="4.2cm" svg:y2="6cm">
          <text:p/>
        </draw:line>
        <draw:line draw:style-name="gr7" draw:text-style-name="P4" draw:layer="layout" svg:x1="5.7cm" svg:y1="6.3cm" svg:x2="4.1cm" svg:y2="6.3cm">
          <text:p/>
        </draw:line>
        <draw:custom-shape draw:style-name="gr8" draw:text-style-name="P7" draw:layer="layout" svg:width="1.2cm" svg:height="1.3cm" svg:x="2.3cm" svg:y="3.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7" draw:text-style-name="P4" draw:layer="layout" svg:x1="5.701cm" svg:y1="3.9cm" svg:x2="3.5cm" svg:y2="3.7cm">
          <text:p/>
        </draw:line>
        <draw:line draw:style-name="gr7" draw:text-style-name="P4" draw:layer="layout" svg:x1="5.701cm" svg:y1="5.1cm" svg:x2="3.5cm" svg:y2="4cm">
          <text:p/>
        </draw:line>
        <draw:line draw:style-name="gr7" draw:text-style-name="P4" draw:layer="layout" svg:x1="5.701cm" svg:y1="6.3cm" svg:x2="3.5cm" svg:y2="4.4cm">
          <text:p/>
        </draw:line>
        <draw:custom-shape draw:style-name="gr9" draw:text-style-name="P8" draw:layer="measurelines" svg:width="3cm" svg:height="1.9cm" svg:x="16.3cm" svg:y="3.8cm">
          <text:p text:style-name="P2"><text:span text:style-name="T1">Coordinator</text:span></text:p>
          <draw:enhanced-geometry svg:viewBox="0 0 21600 21600" draw:type="rectangle" draw:enhanced-path="M 0 0 L 21600 0 21600 21600 0 21600 0 0 Z N"/>
        </draw:custom-shape>
        <draw:polyline draw:style-name="gr5" draw:text-style-name="P4" draw:layer="measurelines" svg:width="4.286cm" svg:height="0.65cm" draw:transform="rotate (-0.473333293140862) translate (12.4968497063047cm 2.42040379249398cm)" svg:viewBox="0 0 4287 651" draw:points="0,651 2588,0 4287,28">
          <text:p/>
        </draw:polyline>
        <draw:line draw:style-name="gr5" draw:text-style-name="P4" draw:layer="measurelines" svg:x1="14.7cm" svg:y1="4.8cm" svg:x2="16.3cm" svg:y2="4.9cm">
          <text:p/>
        </draw:line>
        <draw:line draw:style-name="gr5" draw:text-style-name="P4" draw:layer="measurelines" svg:x1="13.3cm" svg:y1="7.2cm" svg:x2="16.3cm" svg:y2="5.5cm">
          <text:p/>
        </draw:line>
        <draw:custom-shape draw:style-name="gr10" draw:text-style-name="P6" draw:layer="measurelines" svg:width="3cm" svg:height="1cm" svg:x="13.7cm" svg:y="9.4cm">
          <text:p text:style-name="P2"><text:span text:style-name="T1">MainWindow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measurelines" svg:x1="15.8cm" svg:y1="9.4cm" svg:x2="16.9cm" svg:y2="5.7cm">
          <text:p/>
        </draw:line>
        <draw:polyline draw:style-name="gr11" draw:text-style-name="P4" draw:layer="measurelines" svg:width="11.388cm" svg:height="1.961cm" draw:transform="rotate (2.84767920755395) translate (13.1318522071682cm 11.8770592659817cm)" svg:viewBox="0 0 11389 1962" draw:points="0,1961 6825,0 11389,1962">
          <text:p/>
        </draw:polyline>
        <draw:polyline draw:style-name="gr12" draw:text-style-name="P4" draw:layer="measurelines" svg:width="10.727cm" svg:height="1.737cm" draw:transform="rotate (2.85815118306591) translate (13.2140478860781cm 11.3683099640719cm)" svg:viewBox="0 0 10728 1738" draw:points="0,1738 6681,0 10728,1737">
          <text:p/>
        </draw:polyline>
        <draw:line draw:style-name="gr7" draw:text-style-name="P4" draw:layer="measurelines" svg:x1="17.3cm" svg:y1="5.7cm" svg:x2="16.2cm" svg:y2="9.4cm">
          <text:p/>
        </draw:line>
        <draw:line draw:style-name="gr7" draw:text-style-name="P4" draw:layer="measurelines" svg:x1="8.3cm" svg:y1="6.1cm" svg:x2="16.3cm" svg:y2="5.3cm">
          <text:p/>
        </draw:line>
        <draw:polyline draw:style-name="gr7" draw:text-style-name="P4" draw:layer="measurelines" svg:width="7.999cm" svg:height="0.999cm" svg:x="8.3cm" svg:y="3.8cm" svg:viewBox="0 0 8000 1000" draw:points="0,1000 2800,200 6000,0 8000,900">
          <text:p/>
        </draw:polyline>
        <draw:polyline draw:style-name="gr7" draw:text-style-name="P4" draw:layer="measurelines" svg:width="7.999cm" svg:height="2.099cm" svg:x="8.3cm" svg:y="2cm" svg:viewBox="0 0 8000 2100" draw:points="0,1500 700,0 6300,100 8000,2100">
          <text:p/>
        </draw:polyline>
        <draw:frame draw:style-name="gr13" draw:text-style-name="P9" draw:layer="measurelines" svg:width="2.123cm" svg:height="1.039cm" svg:x="1.877cm" svg:y="2.1cm">
          <draw:text-box>
            <text:p text:style-name="P2"><text:span text:style-name="T1">Local Disk</text:span></text:p>
            <text:p text:style-name="P2"><text:span text:style-name="T1">Syste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Diamond" svg:viewBox="0 0 3000 6000" svg:d="M1500 0l1500 3000-1500 3000-1500-300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5T20:40:16.367049993</meta:creation-date>
    <dc:date>2018-12-15T21:36:52.929212691</dc:date>
    <meta:editing-duration>PT7M48S</meta:editing-duration>
    <meta:editing-cycles>1</meta:editing-cycles>
    <meta:document-statistic meta:object-count="33"/>
    <meta:generator>LibreOffice/6.1.3.2$Linux_X86_64 LibreOffice_project/8e614c6c3b8318e385db1239686faabc8c4848e4</meta:generator>
  </office:meta>
</office:document-meta>
</file>